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sample</text:p>
          </table:table-cell>
          <table:table-cell office:value-type="string" calcext:value-type="string">
            <text:p>file:/home/kai/Desktop/grad_school/marmic/master_thesis/kblumberg_masters_thesis/datastore/build_datastore/biological_process_abyssal.csvSample2BiologicalProcessCount</text:p>
          </table:table-cell>
          <table:table-cell office:value-type="string" calcext:value-type="string">
            <text:p>file:/home/kai/Desktop/grad_school/marmic/master_thesis/kblumberg_masters_thesis/datastore/build_datastore/biological_process_abyssal.csvSample1BiologicalProcessCount</text:p>
          </table:table-cell>
          <table:table-cell office:value-type="string" calcext:value-type="string">
            <text:p>file:/home/kai/Desktop/grad_school/marmic/master_thesis/kblumberg_masters_thesis/datastore/build_datastore/biological_process_bathyal.csvSample1BiologicalProcessCount</text:p>
          </table:table-cell>
          <table:table-cell office:value-type="string" calcext:value-type="string">
            <text:p>file:/home/kai/Desktop/grad_school/marmic/master_thesis/kblumberg_masters_thesis/datastore/build_datastore/biological_process_bathyal.csvSample2BiologicalProcessCount</text:p>
          </table:table-cell>
          <table:table-cell office:value-type="string" calcext:value-type="string">
            <text:p>file:/home/kai/Desktop/grad_school/marmic/master_thesis/kblumberg_masters_thesis/datastore/build_datastore/biological_process_neritic.csvSample1BiologicalProcessCount</text:p>
          </table:table-cell>
          <table:table-cell office:value-type="string" calcext:value-type="string">
            <text:p>file:/home/kai/Desktop/grad_school/marmic/master_thesis/kblumberg_masters_thesis/datastore/build_datastore/biological_process_neritic.csvSample4BiologicalProcessCount</text:p>
          </table:table-cell>
          <table:table-cell office:value-type="string" calcext:value-type="string">
            <text:p>file:/home/kai/Desktop/grad_school/marmic/master_thesis/kblumberg_masters_thesis/datastore/build_datastore/biological_process_neritic.csvSample2BiologicalProcessCount</text:p>
          </table:table-cell>
          <table:table-cell office:value-type="string" calcext:value-type="string">
            <text:p>file:/home/kai/Desktop/grad_school/marmic/master_thesis/kblumberg_masters_thesis/datastore/build_datastore/biological_process_neritic.csvSample3BiologicalProcessCount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3475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15694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0004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15684</text:p>
          </table:table-cell>
          <table:table-cell office:value-type="float" office:value="374" calcext:value-type="float">
            <text:p>374</text:p>
          </table:table-cell>
          <table:table-cell office:value-type="float" office:value="313" calcext:value-type="float">
            <text:p>313</text:p>
          </table:table-cell>
          <table:table-cell office:value-type="float" office:value="381" calcext:value-type="float">
            <text:p>381</text:p>
          </table:table-cell>
          <table:table-cell office:value-type="float" office:value="350" calcext:value-type="float">
            <text:p>350</text:p>
          </table:table-cell>
          <table:table-cell office:value-type="float" office:value="122" calcext:value-type="float">
            <text:p>122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354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068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35444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068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068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s</text:p>
          </table:table-cell>
          <table:table-cell office:value-type="float" office:value="866142" calcext:value-type="float">
            <text:p>866142</text:p>
          </table:table-cell>
          <table:table-cell office:value-type="float" office:value="772392" calcext:value-type="float">
            <text:p>772392</text:p>
          </table:table-cell>
          <table:table-cell office:value-type="float" office:value="832432" calcext:value-type="float">
            <text:p>832432</text:p>
          </table:table-cell>
          <table:table-cell office:value-type="float" office:value="1041191" calcext:value-type="float">
            <text:p>1041191</text:p>
          </table:table-cell>
          <table:table-cell office:value-type="float" office:value="789795" calcext:value-type="float">
            <text:p>789795</text:p>
          </table:table-cell>
          <table:table-cell office:value-type="float" office:value="615397" calcext:value-type="float">
            <text:p>615397</text:p>
          </table:table-cell>
          <table:table-cell office:value-type="float" office:value="552842" calcext:value-type="float">
            <text:p>552842</text:p>
          </table:table-cell>
          <table:table-cell office:value-type="float" office:value="649952" calcext:value-type="float">
            <text:p>64995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url</text:p>
          </table:table-cell>
          <table:table-cell office:value-type="string" calcext:value-type="string">
            <text:p>labe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purl.obolibrary.org/obo/GO_0034755</text:p>
          </table:table-cell>
          <table:table-cell office:value-type="string" calcext:value-type="string">
            <text:p>iron ion transmembrane transport</text:p>
          </table:table-cell>
          <table:table-cell table:formula="of:=[.C2]/[.C$12]*100" office:value-type="float" office:value="0.000461818039074424" calcext:value-type="float">
            <text:p>0.000461818</text:p>
          </table:table-cell>
          <table:table-cell table:formula="of:=[.D2]/[.D$12]*100" office:value-type="float" office:value="0.00051787175423878" calcext:value-type="float">
            <text:p>0.0005178718</text:p>
          </table:table-cell>
          <table:table-cell table:formula="of:=[.E2]/[.E$12]*100" office:value-type="float" office:value="0.00024025986507006" calcext:value-type="float">
            <text:p>0.0002402599</text:p>
          </table:table-cell>
          <table:table-cell table:formula="of:=[.F2]/[.F$12]*100" office:value-type="float" office:value="0" calcext:value-type="float">
            <text:p>0</text:p>
          </table:table-cell>
          <table:table-cell table:formula="of:=[.G2]/[.G$12]*100" office:value-type="float" office:value="0.0034186086262891" calcext:value-type="float">
            <text:p>0.0034186086</text:p>
          </table:table-cell>
          <table:table-cell table:formula="of:=[.H2]/[.H$12]*100" office:value-type="float" office:value="0.000649986919013255" calcext:value-type="float">
            <text:p>0.0006499869</text:p>
          </table:table-cell>
          <table:table-cell table:formula="of:=[.I2]/[.I$12]*100" office:value-type="float" office:value="0.00325590313326411" calcext:value-type="float">
            <text:p>0.0032559031</text:p>
          </table:table-cell>
          <table:table-cell table:formula="of:=[.J2]/[.J$12]*100" office:value-type="float" office:value="0.00215400521884693" calcext:value-type="float">
            <text:p>0.0021540052</text:p>
          </table:table-cell>
        </table:table-row>
        <table:table-row table:style-name="ro1">
          <table:table-cell office:value-type="string" calcext:value-type="string">
            <text:p>http://purl.obolibrary.org/obo/GO_0015694</text:p>
          </table:table-cell>
          <table:table-cell office:value-type="string" calcext:value-type="string">
            <text:p>mercury ion transport</text:p>
          </table:table-cell>
          <table:table-cell table:formula="of:=[.C3]/[.C$12]*100" office:value-type="float" office:value="0.00542636195912449" calcext:value-type="float">
            <text:p>0.005426362</text:p>
          </table:table-cell>
          <table:table-cell table:formula="of:=[.D3]/[.D$12]*100" office:value-type="float" office:value="0.00504924960382811" calcext:value-type="float">
            <text:p>0.0050492496</text:p>
          </table:table-cell>
          <table:table-cell table:formula="of:=[.E3]/[.E$12]*100" office:value-type="float" office:value="0.00336363811098084" calcext:value-type="float">
            <text:p>0.0033636381</text:p>
          </table:table-cell>
          <table:table-cell table:formula="of:=[.F3]/[.F$12]*100" office:value-type="float" office:value="0.00432197358601832" calcext:value-type="float">
            <text:p>0.0043219736</text:p>
          </table:table-cell>
          <table:table-cell table:formula="of:=[.G3]/[.G$12]*100" office:value-type="float" office:value="0.000253230268614007" calcext:value-type="float">
            <text:p>0.0002532303</text:p>
          </table:table-cell>
          <table:table-cell table:formula="of:=[.H3]/[.H$12]*100" office:value-type="float" office:value="0.000324993459506627" calcext:value-type="float">
            <text:p>0.0003249935</text:p>
          </table:table-cell>
          <table:table-cell table:formula="of:=[.I3]/[.I$12]*100" office:value-type="float" office:value="0.000361767014807124" calcext:value-type="float">
            <text:p>0.000361767</text:p>
          </table:table-cell>
          <table:table-cell table:formula="of:=[.J3]/[.J$12]*100" office:value-type="float" office:value="0.000153857515631924" calcext:value-type="float">
            <text:p>0.0001538575</text:p>
          </table:table-cell>
        </table:table-row>
        <table:table-row table:style-name="ro1">
          <table:table-cell office:value-type="string" calcext:value-type="string">
            <text:p>http://purl.obolibrary.org/obo/GO_0000041</text:p>
          </table:table-cell>
          <table:table-cell office:value-type="string" calcext:value-type="string">
            <text:p>transition metal ion transport</text:p>
          </table:table-cell>
          <table:table-cell table:formula="of:=[.C4]/[.C$12]*100" office:value-type="float" office:value="0.000692727058611636" calcext:value-type="float">
            <text:p>0.0006927271</text:p>
          </table:table-cell>
          <table:table-cell table:formula="of:=[.D4]/[.D$12]*100" office:value-type="float" office:value="0.000388403815679085" calcext:value-type="float">
            <text:p>0.0003884038</text:p>
          </table:table-cell>
          <table:table-cell table:formula="of:=[.E4]/[.E$12]*100" office:value-type="float" office:value="0.000720779595210179" calcext:value-type="float">
            <text:p>0.0007207796</text:p>
          </table:table-cell>
          <table:table-cell table:formula="of:=[.F4]/[.F$12]*100" office:value-type="float" office:value="0.000576263144802443" calcext:value-type="float">
            <text:p>0.0005762631</text:p>
          </table:table-cell>
          <table:table-cell table:formula="of:=[.G4]/[.G$12]*100" office:value-type="float" office:value="0.00139276647737704" calcext:value-type="float">
            <text:p>0.0013927665</text:p>
          </table:table-cell>
          <table:table-cell table:formula="of:=[.H4]/[.H$12]*100" office:value-type="float" office:value="0.00162496729753314" calcext:value-type="float">
            <text:p>0.0016249673</text:p>
          </table:table-cell>
          <table:table-cell table:formula="of:=[.I4]/[.I$12]*100" office:value-type="float" office:value="0.00108530104442137" calcext:value-type="float">
            <text:p>0.001085301</text:p>
          </table:table-cell>
          <table:table-cell table:formula="of:=[.J4]/[.J$12]*100" office:value-type="float" office:value="0.0026155777657427" calcext:value-type="float">
            <text:p>0.0026155778</text:p>
          </table:table-cell>
        </table:table-row>
        <table:table-row table:style-name="ro1">
          <table:table-cell office:value-type="string" calcext:value-type="string">
            <text:p>http://purl.obolibrary.org/obo/GO_0015684</text:p>
          </table:table-cell>
          <table:table-cell office:value-type="string" calcext:value-type="string">
            <text:p>ferrous iron transport</text:p>
          </table:table-cell>
          <table:table-cell table:formula="of:=[.C5]/[.C$12]*100" office:value-type="float" office:value="0.0431799866534587" calcext:value-type="float">
            <text:p>0.0431799867</text:p>
          </table:table-cell>
          <table:table-cell table:formula="of:=[.D5]/[.D$12]*100" office:value-type="float" office:value="0.0405234647691846" calcext:value-type="float">
            <text:p>0.0405234648</text:p>
          </table:table-cell>
          <table:table-cell table:formula="of:=[.E5]/[.E$12]*100" office:value-type="float" office:value="0.0457695042958464" calcext:value-type="float">
            <text:p>0.0457695043</text:p>
          </table:table-cell>
          <table:table-cell table:formula="of:=[.F5]/[.F$12]*100" office:value-type="float" office:value="0.0336153501134758" calcext:value-type="float">
            <text:p>0.0336153501</text:p>
          </table:table-cell>
          <table:table-cell table:formula="of:=[.G5]/[.G$12]*100" office:value-type="float" office:value="0.0154470463854545" calcext:value-type="float">
            <text:p>0.0154470464</text:p>
          </table:table-cell>
          <table:table-cell table:formula="of:=[.H5]/[.H$12]*100" office:value-type="float" office:value="0.0125122481910052" calcext:value-type="float">
            <text:p>0.0125122482</text:p>
          </table:table-cell>
          <table:table-cell table:formula="of:=[.I5]/[.I$12]*100" office:value-type="float" office:value="0.014470680592285" calcext:value-type="float">
            <text:p>0.0144706806</text:p>
          </table:table-cell>
          <table:table-cell table:formula="of:=[.J5]/[.J$12]*100" office:value-type="float" office:value="0.0193860469696224" calcext:value-type="float">
            <text:p>0.019386047</text:p>
          </table:table-cell>
        </table:table-row>
        <table:table-row table:style-name="ro1">
          <table:table-cell office:value-type="string" calcext:value-type="string">
            <text:p>http://purl.obolibrary.org/obo/GO_0035434</text:p>
          </table:table-cell>
          <table:table-cell office:value-type="string" calcext:value-type="string">
            <text:p>copper ion transmembrane transport</text:p>
          </table:table-cell>
          <table:table-cell table:formula="of:=[.C6]/[.C$12]*100" office:value-type="float" office:value="0" calcext:value-type="float">
            <text:p>0</text:p>
          </table:table-cell>
          <table:table-cell table:formula="of:=[.D6]/[.D$12]*100" office:value-type="float" office:value="0.000388403815679085" calcext:value-type="float">
            <text:p>0.0003884038</text:p>
          </table:table-cell>
          <table:table-cell table:formula="of:=[.E6]/[.E$12]*100" office:value-type="float" office:value="0.00012012993253503" calcext:value-type="float">
            <text:p>0.0001201299</text:p>
          </table:table-cell>
          <table:table-cell table:formula="of:=[.F6]/[.F$12]*100" office:value-type="float" office:value="0" calcext:value-type="float">
            <text:p>0</text:p>
          </table:table-cell>
          <table:table-cell table:formula="of:=[.G6]/[.G$12]*100" office:value-type="float" office:value="0.000759690805842022" calcext:value-type="float">
            <text:p>0.0007596908</text:p>
          </table:table-cell>
          <table:table-cell table:formula="of:=[.H6]/[.H$12]*100" office:value-type="float" office:value="0.000487490189259941" calcext:value-type="float">
            <text:p>0.0004874902</text:p>
          </table:table-cell>
          <table:table-cell table:formula="of:=[.I6]/[.I$12]*100" office:value-type="float" office:value="0.00108530104442137" calcext:value-type="float">
            <text:p>0.001085301</text:p>
          </table:table-cell>
          <table:table-cell table:formula="of:=[.J6]/[.J$12]*100" office:value-type="float" office:value="0.000153857515631924" calcext:value-type="float">
            <text:p>0.0001538575</text:p>
          </table:table-cell>
        </table:table-row>
        <table:table-row table:style-name="ro1">
          <table:table-cell office:value-type="string" calcext:value-type="string">
            <text:p>http://purl.obolibrary.org/obo/GO_0006826</text:p>
          </table:table-cell>
          <table:table-cell office:value-type="string" calcext:value-type="string">
            <text:p>iron ion transport</text:p>
          </table:table-cell>
          <table:table-cell table:formula="of:=[.C7]/[.C$12]*100" office:value-type="float" office:value="0.000461818039074424" calcext:value-type="float">
            <text:p>0.000461818</text:p>
          </table:table-cell>
          <table:table-cell table:formula="of:=[.D7]/[.D$12]*100" office:value-type="float" office:value="0" calcext:value-type="float">
            <text:p>0</text:p>
          </table:table-cell>
          <table:table-cell table:formula="of:=[.E7]/[.E$12]*100" office:value-type="float" office:value="0.00024025986507006" calcext:value-type="float">
            <text:p>0.0002402599</text:p>
          </table:table-cell>
          <table:table-cell table:formula="of:=[.F7]/[.F$12]*100" office:value-type="float" office:value="0.000192087714934148" calcext:value-type="float">
            <text:p>0.0001920877</text:p>
          </table:table-cell>
          <table:table-cell table:formula="of:=[.G7]/[.G$12]*100" office:value-type="float" office:value="0" calcext:value-type="float">
            <text:p>0</text:p>
          </table:table-cell>
          <table:table-cell table:formula="of:=[.H7]/[.H$12]*100" office:value-type="float" office:value="0.000487490189259941" calcext:value-type="float">
            <text:p>0.0004874902</text:p>
          </table:table-cell>
          <table:table-cell table:formula="of:=[.I7]/[.I$12]*100" office:value-type="float" office:value="0" calcext:value-type="float">
            <text:p>0</text:p>
          </table:table-cell>
          <table:table-cell table:formula="of:=[.J7]/[.J$12]*100" office:value-type="float" office:value="0.000153857515631924" calcext:value-type="float">
            <text:p>0.0001538575</text:p>
          </table:table-cell>
        </table:table-row>
        <table:table-row table:style-name="ro1">
          <table:table-cell office:value-type="string" calcext:value-type="string">
            <text:p>http://purl.obolibrary.org/obo/GO_0035444</text:p>
          </table:table-cell>
          <table:table-cell office:value-type="string" calcext:value-type="string">
            <text:p>nickel cation transmembrane transport</text:p>
          </table:table-cell>
          <table:table-cell table:formula="of:=[.C8]/[.C$12]*100" office:value-type="float" office:value="0.00265545372467794" calcext:value-type="float">
            <text:p>0.0026554537</text:p>
          </table:table-cell>
          <table:table-cell table:formula="of:=[.D8]/[.D$12]*100" office:value-type="float" office:value="0.00375457021823116" calcext:value-type="float">
            <text:p>0.0037545702</text:p>
          </table:table-cell>
          <table:table-cell table:formula="of:=[.E8]/[.E$12]*100" office:value-type="float" office:value="0.0024025986507006" calcext:value-type="float">
            <text:p>0.0024025987</text:p>
          </table:table-cell>
          <table:table-cell table:formula="of:=[.F8]/[.F$12]*100" office:value-type="float" office:value="0.00374571044121588" calcext:value-type="float">
            <text:p>0.0037457104</text:p>
          </table:table-cell>
          <table:table-cell table:formula="of:=[.G8]/[.G$12]*100" office:value-type="float" office:value="0.000759690805842022" calcext:value-type="float">
            <text:p>0.0007596908</text:p>
          </table:table-cell>
          <table:table-cell table:formula="of:=[.H8]/[.H$12]*100" office:value-type="float" office:value="0.000649986919013255" calcext:value-type="float">
            <text:p>0.0006499869</text:p>
          </table:table-cell>
          <table:table-cell table:formula="of:=[.I8]/[.I$12]*100" office:value-type="float" office:value="0.000723534029614248" calcext:value-type="float">
            <text:p>0.000723534</text:p>
          </table:table-cell>
          <table:table-cell table:formula="of:=[.J8]/[.J$12]*100" office:value-type="float" office:value="0.00138471764068731" calcext:value-type="float">
            <text:p>0.0013847176</text:p>
          </table:table-cell>
        </table:table-row>
        <table:table-row table:style-name="ro1">
          <table:table-cell office:value-type="string" calcext:value-type="string">
            <text:p>http://purl.obolibrary.org/obo/GO_0006824</text:p>
          </table:table-cell>
          <table:table-cell office:value-type="string" calcext:value-type="string">
            <text:p>cobalt ion transport</text:p>
          </table:table-cell>
          <table:table-cell table:formula="of:=[.C9]/[.C$12]*100" office:value-type="float" office:value="0" calcext:value-type="float">
            <text:p>0</text:p>
          </table:table-cell>
          <table:table-cell table:formula="of:=[.D9]/[.D$12]*100" office:value-type="float" office:value="0.000129467938559695" calcext:value-type="float">
            <text:p>0.0001294679</text:p>
          </table:table-cell>
          <table:table-cell table:formula="of:=[.E9]/[.E$12]*100" office:value-type="float" office:value="0" calcext:value-type="float">
            <text:p>0</text:p>
          </table:table-cell>
          <table:table-cell table:formula="of:=[.F9]/[.F$12]*100" office:value-type="float" office:value="0" calcext:value-type="float">
            <text:p>0</text:p>
          </table:table-cell>
          <table:table-cell table:formula="of:=[.G9]/[.G$12]*100" office:value-type="float" office:value="0" calcext:value-type="float">
            <text:p>0</text:p>
          </table:table-cell>
          <table:table-cell table:formula="of:=[.H9]/[.H$12]*100" office:value-type="float" office:value="0" calcext:value-type="float">
            <text:p>0</text:p>
          </table:table-cell>
          <table:table-cell table:formula="of:=[.I9]/[.I$12]*100" office:value-type="float" office:value="0" calcext:value-type="float">
            <text:p>0</text:p>
          </table:table-cell>
          <table:table-cell table:formula="of:=[.J9]/[.J$12]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825</text:p>
          </table:table-cell>
          <table:table-cell office:value-type="string" calcext:value-type="string">
            <text:p>copper ion transport</text:p>
          </table:table-cell>
          <table:table-cell table:formula="of:=[.C10]/[.C$12]*100" office:value-type="float" office:value="0" calcext:value-type="float">
            <text:p>0</text:p>
          </table:table-cell>
          <table:table-cell table:formula="of:=[.D10]/[.D$12]*100" office:value-type="float" office:value="0" calcext:value-type="float">
            <text:p>0</text:p>
          </table:table-cell>
          <table:table-cell table:formula="of:=[.E10]/[.E$12]*100" office:value-type="float" office:value="0" calcext:value-type="float">
            <text:p>0</text:p>
          </table:table-cell>
          <table:table-cell table:formula="of:=[.F10]/[.F$12]*100" office:value-type="float" office:value="0" calcext:value-type="float">
            <text:p>0</text:p>
          </table:table-cell>
          <table:table-cell table:formula="of:=[.G10]/[.G$12]*100" office:value-type="float" office:value="0.000253230268614007" calcext:value-type="float">
            <text:p>0.0002532303</text:p>
          </table:table-cell>
          <table:table-cell table:formula="of:=[.H10]/[.H$12]*100" office:value-type="float" office:value="0.000812483648766569" calcext:value-type="float">
            <text:p>0.0008124836</text:p>
          </table:table-cell>
          <table:table-cell table:formula="of:=[.I10]/[.I$12]*100" office:value-type="float" office:value="0.000723534029614248" calcext:value-type="float">
            <text:p>0.000723534</text:p>
          </table:table-cell>
          <table:table-cell table:formula="of:=[.J10]/[.J$12]*100" office:value-type="float" office:value="0.000307715031263847" calcext:value-type="float">
            <text:p>0.000307715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url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abyssal</text:p>
          </table:table-cell>
          <table:table-cell office:value-type="string" calcext:value-type="string">
            <text:p>bathyal</text:p>
          </table:table-cell>
          <table:table-cell office:value-type="string" calcext:value-type="string">
            <text:p>nerit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34755</text:p>
          </table:table-cell>
          <table:table-cell office:value-type="string" calcext:value-type="string">
            <text:p>iron ion transmembrane transport</text:p>
          </table:table-cell>
          <table:table-cell table:formula="of:=AVERAGE([.C15:.D15])" office:value-type="float" office:value="0.000489844896656602" calcext:value-type="float">
            <text:p>0.0004898449</text:p>
          </table:table-cell>
          <table:table-cell table:formula="of:=AVERAGE([.E15:.F15])" office:value-type="float" office:value="0.00012012993253503" calcext:value-type="float">
            <text:p>0.0001201299</text:p>
          </table:table-cell>
          <table:table-cell table:formula="of:=AVERAGE([.G15:.J15])" office:value-type="float" office:value="0.00236962597435335" calcext:value-type="float">
            <text:p>0.0023696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5694</text:p>
          </table:table-cell>
          <table:table-cell office:value-type="string" calcext:value-type="string">
            <text:p>mercury ion transport</text:p>
          </table:table-cell>
          <table:table-cell table:formula="of:=AVERAGE([.C16:.D16])" office:value-type="float" office:value="0.0052378057814763" calcext:value-type="float">
            <text:p>0.0052378058</text:p>
          </table:table-cell>
          <table:table-cell table:formula="of:=AVERAGE([.E16:.F16])" office:value-type="float" office:value="0.00384280584849958" calcext:value-type="float">
            <text:p>0.0038428058</text:p>
          </table:table-cell>
          <table:table-cell table:formula="of:=AVERAGE([.G16:.J16])" office:value-type="float" office:value="0.000273462064639921" calcext:value-type="float">
            <text:p>0.00027346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0041</text:p>
          </table:table-cell>
          <table:table-cell office:value-type="string" calcext:value-type="string">
            <text:p>transition metal ion transport</text:p>
          </table:table-cell>
          <table:table-cell table:formula="of:=AVERAGE([.C17:.D17])" office:value-type="float" office:value="0.000540565437145361" calcext:value-type="float">
            <text:p>0.0005405654</text:p>
          </table:table-cell>
          <table:table-cell table:formula="of:=AVERAGE([.E17:.F17])" office:value-type="float" office:value="0.000648521370006311" calcext:value-type="float">
            <text:p>0.0006485214</text:p>
          </table:table-cell>
          <table:table-cell table:formula="of:=AVERAGE([.G17:.J17])" office:value-type="float" office:value="0.00167965314626856" calcext:value-type="float">
            <text:p>0.00167965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5684</text:p>
          </table:table-cell>
          <table:table-cell office:value-type="string" calcext:value-type="string">
            <text:p>ferrous iron transport</text:p>
          </table:table-cell>
          <table:table-cell table:formula="of:=AVERAGE([.C18:.D18])" office:value-type="float" office:value="0.0418517257113216" calcext:value-type="float">
            <text:p>0.0418517257</text:p>
          </table:table-cell>
          <table:table-cell table:formula="of:=AVERAGE([.E18:.F18])" office:value-type="float" office:value="0.0396924272046611" calcext:value-type="float">
            <text:p>0.0396924272</text:p>
          </table:table-cell>
          <table:table-cell table:formula="of:=AVERAGE([.G18:.J18])" office:value-type="float" office:value="0.0154540055345917" calcext:value-type="float">
            <text:p>0.0154540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35434</text:p>
          </table:table-cell>
          <table:table-cell office:value-type="string" calcext:value-type="string">
            <text:p>copper ion transmembrane transport</text:p>
          </table:table-cell>
          <table:table-cell table:formula="of:=AVERAGE([.C19:.D19])" office:value-type="float" office:value="0.000194201907839543" calcext:value-type="float">
            <text:p>0.0001942019</text:p>
          </table:table-cell>
          <table:table-cell table:formula="of:=AVERAGE([.E19:.F19])" office:value-type="float" office:value="0.0000600649662675149" calcext:value-type="float">
            <text:p>0.000060065</text:p>
          </table:table-cell>
          <table:table-cell table:formula="of:=AVERAGE([.G19:.J19])" office:value-type="float" office:value="0.000621584888788815" calcext:value-type="float">
            <text:p>0.00062158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6826</text:p>
          </table:table-cell>
          <table:table-cell office:value-type="string" calcext:value-type="string">
            <text:p>iron ion transport</text:p>
          </table:table-cell>
          <table:table-cell table:formula="of:=AVERAGE([.C20:.D20])" office:value-type="float" office:value="0.000230909019537212" calcext:value-type="float">
            <text:p>0.000230909</text:p>
          </table:table-cell>
          <table:table-cell table:formula="of:=AVERAGE([.E20:.F20])" office:value-type="float" office:value="0.000216173790002104" calcext:value-type="float">
            <text:p>0.0002161738</text:p>
          </table:table-cell>
          <table:table-cell table:formula="of:=AVERAGE([.G20:.J20])" office:value-type="float" office:value="0.000160336926222966" calcext:value-type="float">
            <text:p>0.00016033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35444</text:p>
          </table:table-cell>
          <table:table-cell office:value-type="string" calcext:value-type="string">
            <text:p>nickel cation transmembrane transport</text:p>
          </table:table-cell>
          <table:table-cell table:formula="of:=AVERAGE([.C21:.D21])" office:value-type="float" office:value="0.00320501197145455" calcext:value-type="float">
            <text:p>0.003205012</text:p>
          </table:table-cell>
          <table:table-cell table:formula="of:=AVERAGE([.E21:.F21])" office:value-type="float" office:value="0.00307415454595824" calcext:value-type="float">
            <text:p>0.0030741545</text:p>
          </table:table-cell>
          <table:table-cell table:formula="of:=AVERAGE([.G21:.J21])" office:value-type="float" office:value="0.000879482348789209" calcext:value-type="float">
            <text:p>0.00087948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6824</text:p>
          </table:table-cell>
          <table:table-cell office:value-type="string" calcext:value-type="string">
            <text:p>cobalt ion transport</text:p>
          </table:table-cell>
          <table:table-cell table:formula="of:=AVERAGE([.C22:.D22])" office:value-type="float" office:value="0.0000647339692798475" calcext:value-type="float">
            <text:p>0.000064734</text:p>
          </table:table-cell>
          <table:table-cell table:formula="of:=AVERAGE([.E22:.F22])" office:value-type="float" office:value="0" calcext:value-type="float">
            <text:p>0</text:p>
          </table:table-cell>
          <table:table-cell table:formula="of:=AVERAGE([.G22:.J22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6825</text:p>
          </table:table-cell>
          <table:table-cell office:value-type="string" calcext:value-type="string">
            <text:p>copper ion transport</text:p>
          </table:table-cell>
          <table:table-cell table:formula="of:=AVERAGE([.C23:.D23])" office:value-type="float" office:value="0" calcext:value-type="float">
            <text:p>0</text:p>
          </table:table-cell>
          <table:table-cell table:formula="of:=AVERAGE([.E23:.F23])" office:value-type="float" office:value="0" calcext:value-type="float">
            <text:p>0</text:p>
          </table:table-cell>
          <table:table-cell table:formula="of:=AVERAGE([.G23:.J23])" office:value-type="float" office:value="0.000524240744564668" calcext:value-type="float">
            <text:p>0.0005242407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url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abyssal</text:p>
          </table:table-cell>
          <table:table-cell table:style-name="ce1" office:value-type="string" calcext:value-type="string">
            <text:p>bathyal</text:p>
          </table:table-cell>
          <table:table-cell table:style-name="ce1" office:value-type="string" calcext:value-type="string">
            <text:p>neritic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34755</text:p>
          </table:table-cell>
          <table:table-cell table:style-name="ce1" office:value-type="string" calcext:value-type="string">
            <text:p>iron ion transmembrane transport</text:p>
          </table:table-cell>
          <table:table-cell table:style-name="ce1" office:value-type="float" office:value="0.000489844896656602" calcext:value-type="float">
            <text:p>0.00</text:p>
          </table:table-cell>
          <table:table-cell table:style-name="ce1" office:value-type="float" office:value="0.00012012993253503" calcext:value-type="float">
            <text:p>0.00</text:p>
          </table:table-cell>
          <table:table-cell table:style-name="ce1" office:value-type="float" office:value="0.00236962597435335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15694</text:p>
          </table:table-cell>
          <table:table-cell table:style-name="ce1" office:value-type="string" calcext:value-type="string">
            <text:p>mercury ion transport</text:p>
          </table:table-cell>
          <table:table-cell table:style-name="ce1" office:value-type="float" office:value="0.0052378057814763" calcext:value-type="float">
            <text:p>0.01</text:p>
          </table:table-cell>
          <table:table-cell table:style-name="ce1" office:value-type="float" office:value="0.00384280584849958" calcext:value-type="float">
            <text:p>0.00</text:p>
          </table:table-cell>
          <table:table-cell table:style-name="ce1" office:value-type="float" office:value="0.000273462064639921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0041</text:p>
          </table:table-cell>
          <table:table-cell table:style-name="ce1" office:value-type="string" calcext:value-type="string">
            <text:p>transition metal ion transport</text:p>
          </table:table-cell>
          <table:table-cell table:style-name="ce1" office:value-type="float" office:value="0.000540565437145361" calcext:value-type="float">
            <text:p>0.00</text:p>
          </table:table-cell>
          <table:table-cell table:style-name="ce1" office:value-type="float" office:value="0.000648521370006311" calcext:value-type="float">
            <text:p>0.00</text:p>
          </table:table-cell>
          <table:table-cell table:style-name="ce1" office:value-type="float" office:value="0.00167965314626856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15684</text:p>
          </table:table-cell>
          <table:table-cell table:style-name="ce1" office:value-type="string" calcext:value-type="string">
            <text:p>ferrous iron transport</text:p>
          </table:table-cell>
          <table:table-cell table:style-name="ce1" office:value-type="float" office:value="0.0418517257113216" calcext:value-type="float">
            <text:p>0.04</text:p>
          </table:table-cell>
          <table:table-cell table:style-name="ce1" office:value-type="float" office:value="0.0396924272046611" calcext:value-type="float">
            <text:p>0.04</text:p>
          </table:table-cell>
          <table:table-cell table:style-name="ce1" office:value-type="float" office:value="0.0154540055345917" calcext:value-type="float">
            <text:p>0.0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35434</text:p>
          </table:table-cell>
          <table:table-cell table:style-name="ce1" office:value-type="string" calcext:value-type="string">
            <text:p>copper ion transmembrane transport</text:p>
          </table:table-cell>
          <table:table-cell table:style-name="ce1" office:value-type="float" office:value="0.000194201907839543" calcext:value-type="float">
            <text:p>0.00</text:p>
          </table:table-cell>
          <table:table-cell table:style-name="ce1" office:value-type="float" office:value="0.0000600649662675149" calcext:value-type="float">
            <text:p>0.00</text:p>
          </table:table-cell>
          <table:table-cell table:style-name="ce1" office:value-type="float" office:value="0.000621584888788815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6826</text:p>
          </table:table-cell>
          <table:table-cell table:style-name="ce1" office:value-type="string" calcext:value-type="string">
            <text:p>iron ion transport</text:p>
          </table:table-cell>
          <table:table-cell table:style-name="ce1" office:value-type="float" office:value="0.000230909019537212" calcext:value-type="float">
            <text:p>0.00</text:p>
          </table:table-cell>
          <table:table-cell table:style-name="ce1" office:value-type="float" office:value="0.000216173790002104" calcext:value-type="float">
            <text:p>0.00</text:p>
          </table:table-cell>
          <table:table-cell table:style-name="ce1" office:value-type="float" office:value="0.000160336926222966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35444</text:p>
          </table:table-cell>
          <table:table-cell table:style-name="ce1" office:value-type="string" calcext:value-type="string">
            <text:p>nickel cation transmembrane transport</text:p>
          </table:table-cell>
          <table:table-cell table:style-name="ce1" office:value-type="float" office:value="0.00320501197145455" calcext:value-type="float">
            <text:p>0.00</text:p>
          </table:table-cell>
          <table:table-cell table:style-name="ce1" office:value-type="float" office:value="0.00307415454595824" calcext:value-type="float">
            <text:p>0.00</text:p>
          </table:table-cell>
          <table:table-cell table:style-name="ce1" office:value-type="float" office:value="0.000879482348789209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6824</text:p>
          </table:table-cell>
          <table:table-cell table:style-name="ce1" office:value-type="string" calcext:value-type="string">
            <text:p>cobalt ion transport</text:p>
          </table:table-cell>
          <table:table-cell table:style-name="ce1" office:value-type="float" office:value="0.0000647339692798475" calcext:value-type="float">
            <text:p>0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6825</text:p>
          </table:table-cell>
          <table:table-cell table:style-name="ce1" office:value-type="string" calcext:value-type="string">
            <text:p>copper ion transport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0.000524240744564668" calcext:value-type="float">
            <text:p>0.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url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abyssal</text:p>
          </table:table-cell>
          <table:table-cell table:style-name="ce1" office:value-type="string" calcext:value-type="string">
            <text:p>bathyal</text:p>
          </table:table-cell>
          <table:table-cell table:style-name="ce1" office:value-type="string" calcext:value-type="string">
            <text:p>neritic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15684</text:p>
          </table:table-cell>
          <table:table-cell table:style-name="ce1" office:value-type="string" calcext:value-type="string">
            <text:p>ferrous iron transport</text:p>
          </table:table-cell>
          <table:table-cell table:style-name="ce1" office:value-type="float" office:value="0.0418517257113216" calcext:value-type="float">
            <text:p>0.04</text:p>
          </table:table-cell>
          <table:table-cell table:style-name="ce1" office:value-type="float" office:value="0.0396924272046611" calcext:value-type="float">
            <text:p>0.04</text:p>
          </table:table-cell>
          <table:table-cell table:style-name="ce1" office:value-type="float" office:value="0.0154540055345917" calcext:value-type="float">
            <text:p>0.0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15694</text:p>
          </table:table-cell>
          <table:table-cell table:style-name="ce1" office:value-type="string" calcext:value-type="string">
            <text:p>mercury ion transport</text:p>
          </table:table-cell>
          <table:table-cell table:style-name="ce1" office:value-type="float" office:value="0.0052378057814763" calcext:value-type="float">
            <text:p>0.01</text:p>
          </table:table-cell>
          <table:table-cell table:style-name="ce1" office:value-type="float" office:value="0.00384280584849958" calcext:value-type="float">
            <text:p>0.00</text:p>
          </table:table-cell>
          <table:table-cell table:style-name="ce1" office:value-type="float" office:value="0.000273462064639921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35444</text:p>
          </table:table-cell>
          <table:table-cell table:style-name="ce1" office:value-type="string" calcext:value-type="string">
            <text:p>nickel cation transmembrane transport</text:p>
          </table:table-cell>
          <table:table-cell table:style-name="ce1" office:value-type="float" office:value="0.00320501197145455" calcext:value-type="float">
            <text:p>0.00</text:p>
          </table:table-cell>
          <table:table-cell table:style-name="ce1" office:value-type="float" office:value="0.00307415454595824" calcext:value-type="float">
            <text:p>0.00</text:p>
          </table:table-cell>
          <table:table-cell table:style-name="ce1" office:value-type="float" office:value="0.000879482348789209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0041</text:p>
          </table:table-cell>
          <table:table-cell table:style-name="ce1" office:value-type="string" calcext:value-type="string">
            <text:p>transition metal ion transport</text:p>
          </table:table-cell>
          <table:table-cell table:style-name="ce1" office:value-type="float" office:value="0.000540565437145361" calcext:value-type="float">
            <text:p>0.00</text:p>
          </table:table-cell>
          <table:table-cell table:style-name="ce1" office:value-type="float" office:value="0.000648521370006311" calcext:value-type="float">
            <text:p>0.00</text:p>
          </table:table-cell>
          <table:table-cell table:style-name="ce1" office:value-type="float" office:value="0.00167965314626856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34755</text:p>
          </table:table-cell>
          <table:table-cell table:style-name="ce1" office:value-type="string" calcext:value-type="string">
            <text:p>iron ion transmembrane transport</text:p>
          </table:table-cell>
          <table:table-cell table:style-name="ce1" office:value-type="float" office:value="0.000489844896656602" calcext:value-type="float">
            <text:p>0.00</text:p>
          </table:table-cell>
          <table:table-cell table:style-name="ce1" office:value-type="float" office:value="0.00012012993253503" calcext:value-type="float">
            <text:p>0.00</text:p>
          </table:table-cell>
          <table:table-cell table:style-name="ce1" office:value-type="float" office:value="0.00236962597435335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6826</text:p>
          </table:table-cell>
          <table:table-cell table:style-name="ce1" office:value-type="string" calcext:value-type="string">
            <text:p>iron ion transport</text:p>
          </table:table-cell>
          <table:table-cell table:style-name="ce1" office:value-type="float" office:value="0.000230909019537212" calcext:value-type="float">
            <text:p>0.00</text:p>
          </table:table-cell>
          <table:table-cell table:style-name="ce1" office:value-type="float" office:value="0.000216173790002104" calcext:value-type="float">
            <text:p>0.00</text:p>
          </table:table-cell>
          <table:table-cell table:style-name="ce1" office:value-type="float" office:value="0.000160336926222966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35434</text:p>
          </table:table-cell>
          <table:table-cell table:style-name="ce1" office:value-type="string" calcext:value-type="string">
            <text:p>copper ion transmembrane transport</text:p>
          </table:table-cell>
          <table:table-cell table:style-name="ce1" office:value-type="float" office:value="0.000194201907839543" calcext:value-type="float">
            <text:p>0.00</text:p>
          </table:table-cell>
          <table:table-cell table:style-name="ce1" office:value-type="float" office:value="0.0000600649662675149" calcext:value-type="float">
            <text:p>0.00</text:p>
          </table:table-cell>
          <table:table-cell table:style-name="ce1" office:value-type="float" office:value="0.000621584888788815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6824</text:p>
          </table:table-cell>
          <table:table-cell table:style-name="ce1" office:value-type="string" calcext:value-type="string">
            <text:p>cobalt ion transport</text:p>
          </table:table-cell>
          <table:table-cell table:style-name="ce1" office:value-type="float" office:value="0.0000647339692798475" calcext:value-type="float">
            <text:p>0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6825</text:p>
          </table:table-cell>
          <table:table-cell table:style-name="ce1" office:value-type="string" calcext:value-type="string">
            <text:p>copper ion transport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0.000524240744564668" calcext:value-type="float">
            <text:p>0.0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48:Sheet1.E57">
          <table:sort>
            <table:sort-by table:field-number="2" table:order="descending" table:data-type="automatic"/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4:20:08.067611015</meta:creation-date>
    <dc:date>2018-02-18T19:49:33.551879117</dc:date>
    <meta:editing-duration>PT5H19M23S</meta:editing-duration>
    <meta:editing-cycles>4</meta:editing-cycles>
    <meta:generator>LibreOffice/5.1.6.2$Linux_X86_64 LibreOffice_project/10m0$Build-2</meta:generator>
    <meta:document-statistic meta:table-count="1" meta:cell-count="341" meta:object-count="0"/>
  </office:meta>
</office:document-meta>
</file>